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Pictures/10000000000000200000002000309F1C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BU_20_Directoire">
      <style:graphic-properties draw:textarea-vertical-align="middle" draw:auto-grow-height="false"/>
    </style:style>
    <style:style style:name="gr2" style:family="graphic" style:parent-style-name="BU_20_Dev_20_FR">
      <style:graphic-properties draw:textarea-vertical-align="middle" draw:auto-grow-height="false"/>
    </style:style>
    <style:style style:name="gr3" style:family="graphic" style:parent-style-name="BU_20_Dev_20_off">
      <style:graphic-properties draw:textarea-vertical-align="middle" draw:auto-grow-height="false"/>
    </style:style>
    <style:style style:name="gr4" style:family="graphic" style:parent-style-name="BU_20_Consulting">
      <style:graphic-properties draw:textarea-vertical-align="middle" draw:auto-grow-height="fals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BU_20_Métier">
      <style:graphic-properties draw:textarea-vertical-align="middle" draw:auto-grow-height="false"/>
    </style:style>
    <style:style style:name="P1" style:family="paragraph">
      <style:paragraph-properties fo:text-align="center"/>
      <style:text-properties fo:font-size="18pt"/>
    </style:style>
    <style:style style:name="P2" style:family="paragraph">
      <style:paragraph-properties fo:text-align="center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1" draw:id="id1" draw:layer="layout" svg:width="4cm" svg:height="1.4cm" svg:x="12cm" svg:y="1.05cm">
          <text:p text:style-name="P1"><text:span text:style-name="T1">Directoire</text:span></text:p>
          <text:p text:style-name="P1"><text:span text:style-name="T2">Marc Palazon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13" draw:id="id13" draw:layer="layout" svg:width="4cm" svg:height="1.4cm" svg:x="7cm" svg:y="7.55cm">
          <text:p text:style-name="P1"><text:span text:style-name="T1">BU Pégase</text:span></text:p>
          <text:p text:style-name="P1"><text:span text:style-name="T2">Jérôme Rideau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11" draw:id="id11" draw:layer="layout" svg:width="4cm" svg:height="1.4cm" svg:x="7cm" svg:y="2.55cm">
          <text:p text:style-name="P1"><text:span text:style-name="T1">BU Phénix</text:span></text:p>
          <text:p text:style-name="P1"><text:span text:style-name="T2">Laurent Marie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15" draw:id="id15" draw:layer="layout" svg:width="5cm" svg:height="1.4cm" svg:x="1cm" svg:y="11.35cm">
          <text:p text:style-name="P1"><text:span text:style-name="T1">Agence Bordeaux</text:span></text:p>
          <text:p text:style-name="P1"><text:span text:style-name="T2">Frédéric Raymond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16" draw:id="id16" draw:layer="layout" svg:width="4cm" svg:height="1.4cm" svg:x="1.5cm" svg:y="8.85cm">
          <text:p text:style-name="P1"><text:span text:style-name="T1">Agence Nantes</text:span></text:p>
          <text:p text:style-name="P1"><text:span text:style-name="T2">Denis Gloannec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17" draw:id="id17" draw:layer="layout" svg:width="4cm" svg:height="1.4cm" svg:x="1.5cm" svg:y="6.35cm">
          <text:p text:style-name="P1"><text:span text:style-name="T1">Agence Lyon</text:span></text:p>
          <text:p text:style-name="P1"><text:span text:style-name="T2">Lionel Faugué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18" draw:id="id18" draw:layer="layout" svg:width="4cm" svg:height="1.4cm" svg:x="1.5cm" svg:y="3.85cm">
          <text:p text:style-name="P1"><text:span text:style-name="T1">Agence Montpellier</text:span></text:p>
          <text:p text:style-name="P1"><text:span text:style-name="T2">Erwan Kerzreho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14" draw:id="id14" draw:layer="layout" svg:width="5cm" svg:height="1.4cm" svg:x="6.5cm" svg:y="10.05cm">
          <text:p text:style-name="P1"><text:span text:style-name="T1">BU Grands Comptes</text:span></text:p>
          <text:p text:style-name="P1"><text:span text:style-name="T2">Éric Mattern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12" draw:id="id12" draw:layer="layout" svg:width="4cm" svg:height="1.4cm" svg:x="7cm" svg:y="5.05cm">
          <text:p text:style-name="P1"><text:span text:style-name="T1">BU Ganesh</text:span></text:p>
          <text:p text:style-name="P1"><text:span text:style-name="T2">Mickaëlle Vallée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2" draw:id="id2" draw:layer="layout" svg:width="4cm" svg:height="1.4cm" svg:x="17cm" svg:y="2.55cm">
          <text:p text:style-name="P1"><text:span text:style-name="T1">Smile Iberia</text:span></text:p>
          <text:p text:style-name="P1"><text:span text:style-name="T2">Paul Reverter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6" draw:id="id6" draw:layer="layout" svg:width="4cm" svg:height="1.4cm" svg:x="17cm" svg:y="7.55cm">
          <text:p text:style-name="P1"><text:span text:style-name="T1">Smile Suisse</text:span></text:p>
          <text:p text:style-name="P1"><text:span text:style-name="T2">Anthony Favre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5" draw:id="id5" draw:layer="layout" svg:width="4cm" svg:height="1.4cm" svg:x="22.5cm" svg:y="6.35cm">
          <text:p text:style-name="P1"><text:span text:style-name="T1">Smile Maroc</text:span></text:p>
          <text:p text:style-name="P1"><text:span text:style-name="T2">Yacine Bekkar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3" draw:id="id3" draw:layer="layout" svg:width="5cm" svg:height="1.4cm" svg:x="22cm" svg:y="3.85cm">
          <text:p text:style-name="P1"><text:span text:style-name="T1">Smile Bénélux</text:span></text:p>
          <text:p text:style-name="P1"><text:span text:style-name="T2">Olivier Guillaumond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4" draw:id="id4" draw:layer="layout" svg:width="4cm" svg:height="1.4cm" svg:x="17cm" svg:y="5.05cm">
          <text:p text:style-name="P1"><text:span text:style-name="T1">Smile Ukraine</text:span></text:p>
          <text:p text:style-name="P1"><text:span text:style-name="T2">Sergei Morin</text:span></text:p>
          <draw:enhanced-geometry svg:viewBox="0 0 21600 21600" draw:type="rectangle" draw:enhanced-path="M 0 0 L 21600 0 21600 21600 0 21600 0 0 Z N"/>
        </draw:custom-shape>
        <draw:custom-shape draw:style-name="gr4" draw:text-style-name="P1" xml:id="id7" draw:id="id7" draw:layer="layout" svg:width="4cm" svg:height="1.4cm" svg:x="17cm" svg:y="11.05cm">
          <text:p text:style-name="P1"><text:span text:style-name="T1">BU Consulting</text:span></text:p>
          <text:p text:style-name="P1"><text:span text:style-name="T2">Badr Chentouf</text:span></text:p>
          <draw:enhanced-geometry svg:viewBox="0 0 21600 21600" draw:type="rectangle" draw:enhanced-path="M 0 0 L 21600 0 21600 21600 0 21600 0 0 Z N"/>
        </draw:custom-shape>
        <draw:custom-shape draw:style-name="gr4" draw:text-style-name="P1" xml:id="id9" draw:id="id9" draw:layer="layout" svg:width="4cm" svg:height="1.4cm" svg:x="23cm" svg:y="9.05cm">
          <text:p text:style-name="P1"><text:span text:style-name="T1">ECM</text:span></text:p>
          <text:p text:style-name="P1"><text:span text:style-name="T2">Thomas Choppy</text:span></text:p>
          <draw:enhanced-geometry svg:viewBox="0 0 21600 21600" draw:type="rectangle" draw:enhanced-path="M 0 0 L 21600 0 21600 21600 0 21600 0 0 Z N"/>
        </draw:custom-shape>
        <draw:custom-shape draw:style-name="gr4" draw:text-style-name="P1" xml:id="id10" draw:id="id10" draw:layer="layout" svg:width="4cm" svg:height="1.4cm" svg:x="23cm" svg:y="13.05cm">
          <text:p text:style-name="P1"><text:span text:style-name="T1">BI</text:span></text:p>
          <text:p text:style-name="P1"><text:span text:style-name="T2">Fabrice Tricaud</text:span></text:p>
          <draw:enhanced-geometry svg:viewBox="0 0 21600 21600" draw:type="rectangle" draw:enhanced-path="M 0 0 L 21600 0 21600 21600 0 21600 0 0 Z N"/>
        </draw:custom-shape>
        <draw:custom-shape draw:style-name="gr4" draw:text-style-name="P1" xml:id="id8" draw:id="id8" draw:layer="layout" svg:width="4cm" svg:height="1.4cm" svg:x="23cm" svg:y="11.05cm">
          <text:p text:style-name="P1"><text:span text:style-name="T1">ERP</text:span></text:p>
          <text:p text:style-name="P1"><text:span text:style-name="T2">Badr Chentouf</text:span></text:p>
          <draw:enhanced-geometry svg:viewBox="0 0 21600 21600" draw:type="rectangle" draw:enhanced-path="M 0 0 L 21600 0 21600 21600 0 21600 0 0 Z N"/>
        </draw:custom-shape>
        <draw:connector draw:style-name="gr5" draw:text-style-name="P2" draw:layer="layout" svg:x1="14cm" svg:y1="2.45cm" svg:x2="17cm" svg:y2="3.25cm" draw:start-shape="id1" draw:start-glue-point="2" draw:end-shape="id2" draw:end-glue-point="3" svg:d="m14000 2450v800h3000">
          <text:p/>
        </draw:connector>
        <draw:connector draw:style-name="gr5" draw:text-style-name="P2" draw:layer="layout" svg:x1="14cm" svg:y1="2.45cm" svg:x2="22cm" svg:y2="4.55cm" draw:start-shape="id1" draw:start-glue-point="2" draw:end-shape="id3" draw:end-glue-point="3" svg:d="m14000 2450v2100h8000">
          <text:p/>
        </draw:connector>
        <draw:connector draw:style-name="gr5" draw:text-style-name="P2" draw:layer="layout" svg:x1="14cm" svg:y1="2.45cm" svg:x2="17cm" svg:y2="5.75cm" draw:start-shape="id1" draw:start-glue-point="2" draw:end-shape="id4" draw:end-glue-point="3" svg:d="m14000 2450v3300h3000">
          <text:p/>
        </draw:connector>
        <draw:connector draw:style-name="gr5" draw:text-style-name="P2" draw:layer="layout" svg:x1="14cm" svg:y1="2.45cm" svg:x2="22.5cm" svg:y2="7.05cm" draw:start-shape="id1" draw:start-glue-point="2" draw:end-shape="id5" draw:end-glue-point="3" svg:d="m14000 2450v4600h8500">
          <text:p/>
        </draw:connector>
        <draw:connector draw:style-name="gr5" draw:text-style-name="P2" draw:layer="layout" svg:x1="14cm" svg:y1="2.45cm" svg:x2="17cm" svg:y2="8.25cm" draw:start-shape="id1" draw:start-glue-point="2" draw:end-shape="id6" draw:end-glue-point="3" svg:d="m14000 2450v5800h3000">
          <text:p/>
        </draw:connector>
        <draw:connector draw:style-name="gr5" draw:text-style-name="P2" draw:layer="layout" svg:x1="14cm" svg:y1="2.45cm" svg:x2="17cm" svg:y2="11.75cm" draw:start-shape="id1" draw:start-glue-point="2" draw:end-shape="id7" draw:end-glue-point="3" svg:d="m14000 2450v9300h3000">
          <text:p/>
        </draw:connector>
        <draw:connector draw:style-name="gr5" draw:text-style-name="P2" draw:layer="layout" svg:x1="21cm" svg:y1="11.75cm" svg:x2="23cm" svg:y2="11.75cm" draw:start-shape="id7" draw:start-glue-point="1" draw:end-shape="id8" draw:end-glue-point="3" svg:d="m21000 11750h2000">
          <text:p/>
        </draw:connector>
        <draw:connector draw:style-name="gr5" draw:text-style-name="P2" draw:layer="layout" svg:x1="21cm" svg:y1="11.75cm" svg:x2="23cm" svg:y2="9.75cm" draw:start-shape="id7" draw:start-glue-point="1" draw:end-shape="id9" draw:end-glue-point="3" svg:d="m21000 11750h1000v-2000h1000">
          <text:p/>
        </draw:connector>
        <draw:connector draw:style-name="gr5" draw:text-style-name="P2" draw:layer="layout" svg:x1="21cm" svg:y1="11.75cm" svg:x2="23cm" svg:y2="13.75cm" draw:start-shape="id7" draw:start-glue-point="1" draw:end-shape="id10" draw:end-glue-point="3" svg:d="m21000 11750h1000v2000h1000">
          <text:p/>
        </draw:connector>
        <draw:connector draw:style-name="gr5" draw:text-style-name="P2" draw:layer="layout" svg:x1="14cm" svg:y1="2.45cm" svg:x2="11cm" svg:y2="3.25cm" draw:start-shape="id1" draw:start-glue-point="2" draw:end-shape="id11" draw:end-glue-point="1" svg:d="m14000 2450v800h-3000">
          <text:p/>
        </draw:connector>
        <draw:connector draw:style-name="gr5" draw:text-style-name="P2" draw:layer="layout" svg:x1="14cm" svg:y1="2.45cm" svg:x2="11cm" svg:y2="5.75cm" draw:start-shape="id1" draw:start-glue-point="2" draw:end-shape="id12" draw:end-glue-point="1" svg:d="m14000 2450v3300h-3000">
          <text:p/>
        </draw:connector>
        <draw:connector draw:style-name="gr5" draw:text-style-name="P2" draw:layer="layout" svg:x1="14cm" svg:y1="2.45cm" svg:x2="11cm" svg:y2="8.25cm" draw:start-shape="id1" draw:start-glue-point="2" draw:end-shape="id13" draw:end-glue-point="1" svg:d="m14000 2450v5800h-3000">
          <text:p/>
        </draw:connector>
        <draw:connector draw:style-name="gr5" draw:text-style-name="P2" draw:layer="layout" svg:x1="14cm" svg:y1="2.45cm" svg:x2="11.5cm" svg:y2="10.75cm" draw:start-shape="id1" draw:start-glue-point="2" draw:end-shape="id14" draw:end-glue-point="1" svg:d="m14000 2450v8300h-2500">
          <text:p/>
        </draw:connector>
        <draw:connector draw:style-name="gr5" draw:text-style-name="P2" draw:layer="layout" svg:x1="14cm" svg:y1="2.45cm" svg:x2="6cm" svg:y2="12.05cm" draw:start-shape="id1" draw:start-glue-point="2" draw:end-shape="id15" draw:end-glue-point="1" svg:d="m14000 2450v9600h-8000">
          <text:p/>
        </draw:connector>
        <draw:connector draw:style-name="gr5" draw:text-style-name="P2" draw:layer="layout" svg:x1="14cm" svg:y1="2.45cm" svg:x2="5.5cm" svg:y2="9.55cm" draw:start-shape="id1" draw:start-glue-point="2" draw:end-shape="id16" draw:end-glue-point="1" svg:d="m14000 2450v7100h-8500">
          <text:p/>
        </draw:connector>
        <draw:connector draw:style-name="gr5" draw:text-style-name="P2" draw:layer="layout" svg:x1="14cm" svg:y1="2.45cm" svg:x2="5.5cm" svg:y2="7.05cm" draw:start-shape="id1" draw:start-glue-point="2" draw:end-shape="id17" draw:end-glue-point="1" svg:d="m14000 2450v4600h-8500">
          <text:p/>
        </draw:connector>
        <draw:connector draw:style-name="gr5" draw:text-style-name="P2" draw:layer="layout" svg:x1="14cm" svg:y1="2.45cm" svg:x2="5.5cm" svg:y2="4.55cm" draw:start-shape="id1" draw:start-glue-point="2" draw:end-shape="id18" draw:end-glue-point="1" svg:d="m14000 2450v2100h-8500">
          <text:p/>
        </draw:connector>
        <draw:custom-shape draw:style-name="gr6" draw:text-style-name="P1" xml:id="id20" draw:id="id20" draw:layer="layout" svg:width="4cm" svg:height="1.4cm" svg:x="7cm" svg:y="16.55cm">
          <text:p text:style-name="P1"><text:span text:style-name="T1">BU Training</text:span></text:p>
          <text:p text:style-name="P1"><text:span text:style-name="T2">Yves Miezan Ezo</text:span></text:p>
          <draw:enhanced-geometry svg:viewBox="0 0 21600 21600" draw:type="rectangle" draw:enhanced-path="M 0 0 L 21600 0 21600 21600 0 21600 0 0 Z N"/>
        </draw:custom-shape>
        <draw:custom-shape draw:style-name="gr6" draw:text-style-name="P1" xml:id="id21" draw:id="id21" draw:layer="layout" svg:width="4cm" svg:height="1.4cm" svg:x="17cm" svg:y="14.55cm">
          <text:p text:style-name="P1"><text:span text:style-name="T1">BU Hosting</text:span></text:p>
          <text:p text:style-name="P1"><text:span text:style-name="T2">Alain Arditi</text:span></text:p>
          <draw:enhanced-geometry svg:viewBox="0 0 21600 21600" draw:type="rectangle" draw:enhanced-path="M 0 0 L 21600 0 21600 21600 0 21600 0 0 Z N"/>
        </draw:custom-shape>
        <draw:custom-shape draw:style-name="gr6" draw:text-style-name="P1" xml:id="id22" draw:id="id22" draw:layer="layout" svg:width="4cm" svg:height="1.4cm" svg:x="17cm" svg:y="16.55cm">
          <text:p text:style-name="P1"><text:span text:style-name="T1">BU Système</text:span></text:p>
          <text:p text:style-name="P1"><text:span text:style-name="T2">Patrick Kouassi</text:span></text:p>
          <draw:enhanced-geometry svg:viewBox="0 0 21600 21600" draw:type="rectangle" draw:enhanced-path="M 0 0 L 21600 0 21600 21600 0 21600 0 0 Z N"/>
        </draw:custom-shape>
        <draw:custom-shape draw:style-name="gr6" draw:text-style-name="P1" xml:id="id19" draw:id="id19" draw:layer="layout" svg:width="4cm" svg:height="1.4cm" svg:x="7cm" svg:y="14.55cm">
          <text:p text:style-name="P1"><text:span text:style-name="T1">Agence Digitale</text:span></text:p>
          <text:p text:style-name="P1"><text:span text:style-name="T2">Mickaëlle Vallée</text:span></text:p>
          <draw:enhanced-geometry svg:viewBox="0 0 21600 21600" draw:type="rectangle" draw:enhanced-path="M 0 0 L 21600 0 21600 21600 0 21600 0 0 Z N"/>
        </draw:custom-shape>
        <draw:connector draw:style-name="gr5" draw:text-style-name="P2" draw:layer="layout" svg:x1="14cm" svg:y1="2.45cm" svg:x2="11cm" svg:y2="15.25cm" draw:start-shape="id1" draw:start-glue-point="2" draw:end-shape="id19" draw:end-glue-point="1" svg:d="m14000 2450v12800h-3000">
          <text:p/>
        </draw:connector>
        <draw:connector draw:style-name="gr5" draw:text-style-name="P2" draw:layer="layout" svg:x1="14cm" svg:y1="2.45cm" svg:x2="11cm" svg:y2="17.25cm" draw:start-shape="id1" draw:start-glue-point="2" draw:end-shape="id20" draw:end-glue-point="1" svg:d="m14000 2450v14800h-3000">
          <text:p/>
        </draw:connector>
        <draw:connector draw:style-name="gr5" draw:text-style-name="P2" draw:layer="layout" svg:x1="14cm" svg:y1="2.45cm" svg:x2="17cm" svg:y2="15.25cm" draw:start-shape="id1" draw:start-glue-point="2" draw:end-shape="id21" draw:end-glue-point="3" svg:d="m14000 2450v12800h3000">
          <text:p/>
        </draw:connector>
        <draw:connector draw:style-name="gr5" draw:text-style-name="P2" draw:layer="layout" svg:x1="14cm" svg:y1="2.45cm" svg:x2="17cm" svg:y2="17.25cm" draw:start-shape="id1" draw:start-glue-point="2" draw:end-shape="id22" draw:end-glue-point="3" svg:d="m14000 2450v14800h30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 Light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.05cm" svg:stroke-color="#280099" draw:marker-start-width="0.28cm" draw:marker-start-center="false" draw:marker-end-width="0.28cm" draw:marker-end-center="false" draw:fill="solid" draw:fill-color="#cfe7e5" draw:fill-gradient-name="Gradient_20_7" draw:fill-hatch-name="Hatching_20_1" draw:fill-image-name="Bitmape_20_1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 Light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_20_1" svg:stroke-width="0.05cm" svg:stroke-color="#280099" draw:marker-start-width="0.28cm" draw:marker-end-width="0.28cm" draw:fill="none" draw:fill-gradient-name="Gradient_20_7" draw:fill-hatch-name="Hatching_20_1" draw:fill-image-name="Bitmape_20_1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U_20_Directoire" style:display-name="BU Directoire" style:family="graphic" style:parent-style-name="standard">
      <style:graphic-properties draw:stroke-dash="Dash_20_1" draw:fill-color="#00dcff" draw:fill-gradient-name="Gradient_20_7" draw:fill-hatch-name="Hatching_20_1" draw:fill-image-name="Bitmape_20_1" draw:fill-image-width="0cm" draw:fill-image-height="0cm"/>
    </style:style>
    <style:style style:name="BU_20_Dev_20_FR" style:display-name="BU Dev FR" style:family="graphic" style:parent-style-name="standard">
      <style:graphic-properties draw:stroke-dash="Dash_20_1" draw:fill-color="#ffd320" draw:fill-gradient-name="Gradient_20_7" draw:fill-hatch-name="Hatching_20_1" draw:fill-image-name="Bitmape_20_1" draw:fill-image-width="0cm" draw:fill-image-height="0cm"/>
    </style:style>
    <style:style style:name="BU_20_Dev_20_off" style:display-name="BU Dev off" style:family="graphic" style:parent-style-name="standard">
      <style:graphic-properties draw:stroke-dash="Dash_20_1" draw:fill-color="#0047ff" draw:fill-gradient-name="Gradient_20_7" draw:fill-hatch-name="Hatching_20_1" draw:fill-image-name="Bitmape_20_1" draw:fill-image-width="0cm" draw:fill-image-height="0cm"/>
      <style:text-properties fo:color="#ffffff" style:font-weight-asian="normal"/>
    </style:style>
    <style:style style:name="BU_20_Métier" style:display-name="BU Métier" style:family="graphic" style:parent-style-name="standard">
      <style:graphic-properties draw:stroke-dash="Dash_20_1" draw:fill-color="#3deb3d" draw:fill-gradient-name="Gradient_20_7" draw:fill-hatch-name="Hatching_20_1" draw:fill-image-name="Bitmape_20_1" draw:fill-image-width="0cm" draw:fill-image-height="0cm"/>
    </style:style>
    <style:style style:name="BU_20_Consulting" style:display-name="BU Consulting" style:family="graphic" style:parent-style-name="standard">
      <style:graphic-properties draw:stroke-dash="Dash_20_1" draw:fill-color="#9966cc" draw:fill-gradient-name="Gradient_20_7" draw:fill-hatch-name="Hatching_20_1" draw:fill-image-name="Bitmape_20_1" draw:fill-image-width="0cm" draw:fill-image-height="0cm"/>
    </style:style>
  </office:styles>
  <office:automatic-styles>
    <style:page-layout style:name="PM0">
      <style:page-layout-properties fo:margin-top="1cm" fo:margin-bottom="1cm" fo:margin-left="1cm" fo:margin-right="1cm" fo:page-width="28cm" fo:page-height="1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érémy </meta:initial-creator>
    <meta:creation-date>2011-08-11T20:29:12</meta:creation-date>
    <dc:date>2011-08-11T22:14:36</dc:date>
    <dc:creator>Jérémy Subtil</dc:creator>
    <meta:editing-duration>PT1H14M29S</meta:editing-duration>
    <meta:editing-cycles>4</meta:editing-cycles>
    <meta:generator>LibreOffice/3.4$Unix LibreOffice_project/340m1$Build-203</meta:generator>
    <meta:document-statistic meta:object-count="43"/>
  </office:meta>
</office:document-meta>
</file>